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Droid Sans Mono1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27be" officeooo:paragraph-rsid="001327be"/>
    </style:style>
    <style:style style:name="P2" style:family="paragraph" style:parent-style-name="Standard">
      <style:paragraph-properties fo:text-align="start" style:justify-single-word="false"/>
      <style:text-properties officeooo:rsid="001327be" officeooo:paragraph-rsid="001327be"/>
    </style:style>
    <style:style style:name="P3" style:family="paragraph" style:parent-style-name="Standard">
      <style:paragraph-properties fo:text-align="start" style:justify-single-word="false"/>
      <style:text-properties style:text-position="0% 100%" fo:font-weight="bold" officeooo:rsid="001327be" officeooo:paragraph-rsid="001327b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fo:font-weight="bold" officeooo:rsid="001677a4" officeooo:paragraph-rsid="001677a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63548" officeooo:paragraph-rsid="00163548"/>
    </style:style>
    <style:style style:name="P6" style:family="paragraph" style:parent-style-name="Standard">
      <style:paragraph-properties fo:text-align="start" style:justify-single-word="false"/>
      <style:text-properties officeooo:paragraph-rsid="0018360a"/>
    </style:style>
    <style:style style:name="P7" style:family="paragraph" style:parent-style-name="Standard">
      <style:paragraph-properties fo:text-align="start" style:justify-single-word="false"/>
      <style:text-properties officeooo:paragraph-rsid="001ee198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87ad8" officeooo:paragraph-rsid="00187ad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c4919" officeooo:paragraph-rsid="001c491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c8fea" officeooo:paragraph-rsid="001c8fe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ee198" officeooo:paragraph-rsid="001ee19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f851e" officeooo:paragraph-rsid="001f851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15c1a" officeooo:paragraph-rsid="00215c1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4c353" officeooo:paragraph-rsid="0024c35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5b375" officeooo:paragraph-rsid="0025b37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a710a" officeooo:paragraph-rsid="002a710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bc29c" officeooo:paragraph-rsid="002bc29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c68f0" officeooo:paragraph-rsid="002c68f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dc128" officeooo:paragraph-rsid="002dc12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31d72e" officeooo:paragraph-rsid="0031d72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32aba0" officeooo:paragraph-rsid="0032aba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d4d4d4" loext:opacity="100%" style:text-position="0% 100%" style:font-name="Droid Sans Mono" fo:font-size="6pt" fo:font-weight="normal" officeooo:rsid="00187ad8" officeooo:paragraph-rsid="00187ad8" fo:background-color="#1e1e1e" style:font-size-asian="6pt" style:font-weight-asian="normal" style:font-size-complex="6pt" style:font-weight-complex="normal"/>
    </style:style>
    <style:style style:name="P23" style:family="paragraph" style:parent-style-name="Standard">
      <style:paragraph-properties style:line-height-at-least="0.198in"/>
      <style:text-properties fo:color="#d4d4d4" loext:opacity="100%" style:text-position="0% 100%" style:font-name="Droid Sans Mono" fo:font-size="6pt" fo:font-weight="normal" fo:background-color="#1e1e1e" style:font-size-asian="6pt" style:font-size-complex="6pt"/>
    </style:style>
    <style:style style:name="P24" style:family="paragraph" style:parent-style-name="Standard">
      <style:paragraph-properties style:line-height-at-least="0.198in"/>
      <style:text-properties fo:color="#d4d4d4" loext:opacity="100%" style:font-name="Droid Sans Mono1" fo:font-size="10.5pt" fo:font-weight="normal" fo:background-color="#1e1e1e"/>
    </style:style>
    <style:style style:name="P25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15c1a" officeooo:paragraph-rsid="00215c1a" fo:background-color="#1e1e1e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5b375" officeooo:paragraph-rsid="0025b375" fo:background-color="#1e1e1e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bc29c" officeooo:paragraph-rsid="002bc29c" fo:background-color="#1e1e1e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dc128" officeooo:paragraph-rsid="002dc128" fo:background-color="#1e1e1e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rsid="001677a4" officeooo:paragraph-rsid="001677a4"/>
    </style:style>
    <style:style style:name="P30" style:family="paragraph" style:parent-style-name="Standard">
      <style:paragraph-properties fo:text-align="start" style:justify-single-word="false"/>
      <style:text-properties style:text-line-through-style="solid" style:text-line-through-type="single" officeooo:rsid="001c4919" officeooo:paragraph-rsid="001c4919"/>
    </style:style>
    <style:style style:name="P31" style:family="paragraph" style:parent-style-name="Standard">
      <style:paragraph-properties fo:text-align="start" style:justify-single-word="false"/>
      <style:text-properties style:text-line-through-style="solid" style:text-line-through-type="single" officeooo:rsid="001c4919" officeooo:paragraph-rsid="00187ad8"/>
    </style:style>
    <style:style style:name="P32" style:family="paragraph" style:parent-style-name="Standard">
      <style:paragraph-properties fo:text-align="start" style:justify-single-word="false"/>
      <style:text-properties officeooo:rsid="00179866" officeooo:paragraph-rsid="00179866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paragraph-rsid="0018360a"/>
    </style:style>
    <style:style style:name="P34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fo:background-color="#1e1e1e"/>
    </style:style>
    <style:style style:name="P35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399bf" officeooo:paragraph-rsid="002399bf" fo:background-color="#1e1e1e"/>
    </style:style>
    <style:style style:name="P36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4c353" officeooo:paragraph-rsid="0024c353" fo:background-color="#1e1e1e"/>
    </style:style>
    <style:style style:name="P37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ef809" officeooo:paragraph-rsid="002ef809" fo:background-color="#1e1e1e"/>
    </style:style>
    <style:style style:name="P38" style:family="paragraph" style:parent-style-name="Standard">
      <style:paragraph-properties style:line-height-at-least="0.198in"/>
      <style:text-properties fo:color="#6272a4" loext:opacity="100%" style:font-name="Droid Sans Mono1" fo:font-size="10.5pt" fo:font-weight="normal" fo:background-color="#1e1e1e"/>
    </style:style>
    <style:style style:name="P39" style:family="paragraph" style:parent-style-name="Standard">
      <style:paragraph-properties style:line-height-at-least="0.198in"/>
      <style:text-properties fo:font-size="10.5pt" fo:font-weight="normal" officeooo:paragraph-rsid="002ef809"/>
    </style:style>
    <style:style style:name="P40" style:family="paragraph" style:parent-style-name="Standard">
      <style:paragraph-properties style:line-height-at-least="0.198in"/>
      <style:text-properties fo:font-size="10.5pt" fo:font-weight="normal" officeooo:paragraph-rsid="002ef809" style:font-weight-asian="normal" style:font-weight-complex="normal"/>
    </style:style>
    <style:style style:name="P41" style:family="paragraph" style:parent-style-name="Standard">
      <style:paragraph-properties style:line-height-at-least="0.198in"/>
    </style:style>
    <style:style style:name="P42" style:family="paragraph" style:parent-style-name="Standard">
      <style:paragraph-properties fo:margin-top="0in" fo:margin-bottom="0.1965in" style:contextual-spacing="false" style:line-height-at-least="0.198in"/>
    </style:style>
    <style:style style:name="P43" style:family="paragraph" style:parent-style-name="Standard">
      <style:paragraph-properties style:line-height-at-least="0.198in"/>
      <style:text-properties fo:font-size="12pt" fo:font-weight="bold" officeooo:rsid="00312edc" officeooo:paragraph-rsid="00312edc"/>
    </style:style>
    <style:style style:name="P44" style:family="paragraph" style:parent-style-name="Standard">
      <style:paragraph-properties style:line-height-at-least="0.198in"/>
      <style:text-properties fo:font-size="12pt" fo:font-weight="bold" officeooo:paragraph-rsid="002ef809"/>
    </style:style>
    <style:style style:name="P45" style:family="paragraph" style:parent-style-name="Standard">
      <style:paragraph-properties style:line-height-at-least="0.198in"/>
      <style:text-properties fo:font-size="12pt" fo:font-weight="normal" officeooo:rsid="0030661c" officeooo:paragraph-rsid="002ef809" style:font-weight-asian="normal" style:font-weight-complex="normal"/>
    </style:style>
    <style:style style:name="P46" style:family="paragraph" style:parent-style-name="Standard">
      <style:paragraph-properties style:line-height-at-least="0.198in"/>
      <style:text-properties fo:font-size="12pt" fo:font-weight="normal" officeooo:rsid="00312edc" officeooo:paragraph-rsid="002ef809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34f212" officeooo:paragraph-rsid="0034f212" style:font-weight-asian="normal" style:font-weight-complex="normal"/>
    </style:style>
    <style:style style:name="T1" style:family="text">
      <style:text-properties officeooo:rsid="00143d87"/>
    </style:style>
    <style:style style:name="T2" style:family="text">
      <style:text-properties fo:color="#569cd6" loext:opacity="100%"/>
    </style:style>
    <style:style style:name="T3" style:family="text">
      <style:text-properties fo:color="#b5cea8" loext:opacity="100%"/>
    </style:style>
    <style:style style:name="T4" style:family="text">
      <style:text-properties style:text-line-through-style="none" style:text-line-through-type="none" officeooo:rsid="0018360a"/>
    </style:style>
    <style:style style:name="T5" style:family="text">
      <style:text-properties fo:font-size="12pt"/>
    </style:style>
    <style:style style:name="T6" style:family="text">
      <style:text-properties fo:font-size="12pt" fo:font-weight="bold"/>
    </style:style>
    <style:style style:name="T7" style:family="text">
      <style:text-properties fo:font-size="12pt" officeooo:rsid="001c4919"/>
    </style:style>
    <style:style style:name="T8" style:family="text">
      <style:text-properties fo:font-size="12pt" officeooo:rsid="0030661c"/>
    </style:style>
    <style:style style:name="T9" style:family="text">
      <style:text-properties fo:font-size="12pt" officeooo:rsid="00312edc"/>
    </style:style>
    <style:style style:name="T10" style:family="text">
      <style:text-properties fo:color="#6a9955" loext:opacity="100%"/>
    </style:style>
    <style:style style:name="T11" style:family="text">
      <style:text-properties officeooo:rsid="001dd5eb"/>
    </style:style>
    <style:style style:name="T12" style:family="text">
      <style:text-properties style:text-line-through-style="solid" style:text-line-through-type="single" fo:font-size="12pt" fo:font-weight="bold" officeooo:rsid="0024c353"/>
    </style:style>
    <style:style style:name="T13" style:family="text">
      <style:text-properties officeooo:rsid="00215c1a"/>
    </style:style>
    <style:style style:name="T14" style:family="text">
      <style:text-properties fo:color="#50fa7b" loext:opacity="100%"/>
    </style:style>
    <style:style style:name="T15" style:family="text">
      <style:text-properties fo:color="#ffffff" loext:opacity="100%"/>
    </style:style>
    <style:style style:name="T16" style:family="text">
      <style:text-properties fo:color="#ffffff" loext:opacity="100%" style:font-name="Droid Sans Mono1" officeooo:rsid="002ef809" fo:background-color="#1e1e1e" loext:char-shading-value="0"/>
    </style:style>
    <style:style style:name="T17" style:family="text">
      <style:text-properties fo:color="#ffb86c" loext:opacity="100%"/>
    </style:style>
    <style:style style:name="T18" style:family="text">
      <style:text-properties fo:color="#ff79c6" loext:opacity="100%"/>
    </style:style>
    <style:style style:name="T19" style:family="text">
      <style:text-properties officeooo:rsid="0022001a"/>
    </style:style>
    <style:style style:name="T20" style:family="text">
      <style:text-properties officeooo:rsid="0022b80e"/>
    </style:style>
    <style:style style:name="T21" style:family="text">
      <style:text-properties fo:color="#bd93f9" loext:opacity="100%"/>
    </style:style>
    <style:style style:name="T22" style:family="text">
      <style:text-properties fo:color="#6272a4" loext:opacity="100%"/>
    </style:style>
    <style:style style:name="T23" style:family="text">
      <style:text-properties fo:color="#f1fa8c" loext:opacity="100%"/>
    </style:style>
    <style:style style:name="T24" style:family="text">
      <style:text-properties officeooo:rsid="0025f357"/>
    </style:style>
    <style:style style:name="T25" style:family="text">
      <style:text-properties officeooo:rsid="002dc128"/>
    </style:style>
    <style:style style:name="T26" style:family="text">
      <style:text-properties officeooo:rsid="00333b04"/>
    </style:style>
    <style:style style:name="T27" style:family="text">
      <style:text-properties officeooo:rsid="00360b89"/>
    </style:style>
    <style:style style:name="T28" style:family="text">
      <style:text-properties style:text-position="super 58%" officeooo:rsid="00360b89"/>
    </style:style>
    <style:style style:name="T29" style:family="text">
      <style:text-properties style:text-position="0% 100%"/>
    </style:style>
    <style:style style:name="T30" style:family="text">
      <style:text-properties officeooo:rsid="003670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E Sheet</text:p>
      <text:p text:style-name="P1"/>
      <text:p text:style-name="P1"/>
      <text:p text:style-name="P1"/>
      <text:p text:style-name="P1"/>
      <text:p text:style-name="P3">1.Set matrix zero</text:p>
      <text:p text:style-name="P3"/>
      <text:p text:style-name="P4">problemLink : <text:a xlink:type="simple" xlink:href="https://www.codingninjas.com/studio/problems/set-matrix-zeros_3846774?topList=striver-sde-sheet-problems&amp;utm_source=striver&amp;utm_medium=website&amp;leftPanelTab=1" text:style-name="Internet_20_link" text:visited-style-name="Visited_20_Internet_20_Link">https://www.codingninjas.com/studio/problems/set-matrix-zeros_3846774?topList=striver-sde-sheet-problems&amp;utm_source=striver&amp;utm_medium=website&amp;leftPanelTab=1</text:a> </text:p>
      <text:p text:style-name="P4">solution : https://github.com/Sumit-pd/DSA/blob/master/arrays/rotateMatrix.cpp</text:p>
      <text:p text:style-name="P2"/>
      <text:p text:style-name="P2">brute force :</text:p>
      <text:p text:style-name="P2">- <text:span text:style-name="T1">replace zeros to -1</text:span></text:p>
      <text:p text:style-name="P2">- <text:span text:style-name="T1">now search for -1 and turn rows and columns to zeros</text:span></text:p>
      <text:p text:style-name="P5">drawback : works on only positive values </text:p>
      <text:p text:style-name="P5">time complexity : O(n*m*(n+m) )</text:p>
      <text:p text:style-name="P5"/>
      <text:p text:style-name="P5"/>
      <text:p text:style-name="P5">better:</text:p>
      <text:p text:style-name="P29">- use a unordered_set and fill all the row and columns which has zeros in it</text:p>
      <text:p text:style-name="P29">- after that replace all the data in the rows that are stored in the set with zeros</text:p>
      <text:p text:style-name="P29">-time complexity – O(n*m)</text:p>
      <text:p text:style-name="P29">-space complexity – O(n+m)</text:p>
      <text:p text:style-name="P29"/>
      <text:p text:style-name="P29"/>
      <text:p text:style-name="P32">optimal-</text:p>
      <text:p text:style-name="P32">- use first row and column as indicators</text:p>
      <text:p text:style-name="P32">-use two variables firstRow and firstCol as indicators if the first row or column will be zero or not</text:p>
      <text:p text:style-name="P29"/>
      <text:p text:style-name="P29"/>
      <text:p text:style-name="P29"/>
      <text:p text:style-name="P29"/>
      <text:p text:style-name="P29"/>
      <text:p text:style-name="P6"><text:span text:style-name="T4">2.</text:span><text:span text:style-name="T6">Print Pascal’s Triangle</text:span></text:p>
      <text:p text:style-name="P33"/>
      <text:p text:style-name="P8"><text:span text:style-name="T7">#</text:span><text:span text:style-name="T5">find a particular element at a given row and column</text:span></text:p>
      <text:p text:style-name="P8">r = r – 1 </text:p>
      <text:p text:style-name="P8">c = c -1 </text:p>
      <text:p text:style-name="P8">find the combination of the above rCc</text:p>
      <text:p text:style-name="P8">-view the shotcut in the video of striver</text:p>
      <text:p text:style-name="P22"><text:span text:style-name="T2">int</text:span> findNcr(<text:span text:style-name="T2">int</text:span> n, <text:span text:style-name="T2">int</text:span> r)</text:p>
      <text:p text:style-name="P23">{</text:p>
      <text:p text:style-name="P23"><text:span text:style-name="T2">int</text:span> ans = <text:span text:style-name="T3">1</text:span> ;</text:p>
      <text:p text:style-name="P23"><text:span text:style-name="T2">for</text:span> (<text:span text:style-name="T2">int</text:span> i = <text:span text:style-name="T3">0</text:span>; i &lt; r; i++)<text:span text:style-name="T10"> // this should only run for n times</text:span></text:p>
      <text:p text:style-name="P23">{</text:p>
      <text:p text:style-name="P23"><text:tab/>ans = ans * (n - i) ;<text:span text:style-name="T10"> // fo the numerator </text:span></text:p>
      <text:p text:style-name="P23"><text:tab/>ans = ans / i + <text:span text:style-name="T3">1</text:span> ;</text:p>
      <text:p text:style-name="P23">}</text:p>
      <text:p text:style-name="P23"><text:soft-page-break/><text:span text:style-name="T2">return</text:span> ans ;</text:p>
      <text:p text:style-name="P23">}</text:p>
      <text:p text:style-name="P8"/>
      <text:p text:style-name="P9">#find all the elements of a particular row of a pascals triangle</text:p>
      <text:p text:style-name="P9"/>
      <text:p text:style-name="P9">video - <text:a xlink:type="simple" xlink:href="https://www.youtube.com/watch?v=bR7mQgwQ_o8" text:style-name="Internet_20_link" text:visited-style-name="Visited_20_Internet_20_Link">https://www.youtube.com/watch?v=bR7mQgwQ_o8</text:a></text:p>
      <text:p text:style-name="P9"/>
      <text:p text:style-name="P9">theroy</text:p>
      <text:p text:style-name="P9">-the first and the last elements of the row will be 1</text:p>
      <text:p text:style-name="P9">- the next elements with refrence to a particular element will be</text:p>
      <text:p text:style-name="P9"><text:tab/>ans * (row – col ) </text:p>
      <text:p text:style-name="P9"><text:tab/>ans / col </text:p>
      <text:p text:style-name="P9">- the col should be in zero based indexing and the row can be in one based indexing</text:p>
      <text:p text:style-name="P10"/>
      <text:p text:style-name="P10"/>
      <text:p text:style-name="P10">#print the entire pascal triangle for a particular n</text:p>
      <text:p text:style-name="P10"/>
      <text:p text:style-name="P10">brute – use the formula for each element of the triangle </text:p>
      <text:p text:style-name="P10"><text:tab/>there will be <text:s/>two loops ,one loop will go from 0 to n-1 and the other will go from 0 to r-1</text:p>
      <text:p text:style-name="P10">time complexity : O(n3)</text:p>
      <text:p text:style-name="P10"/>
      <text:p text:style-name="P10">optimal – use the second approach and <text:span text:style-name="T11">find the all the rows</text:span></text:p>
      <text:p text:style-name="P31"/>
      <text:p text:style-name="P30"/>
      <text:p text:style-name="P7"><text:span text:style-name="T12">4.</text:span><text:span text:style-name="T6">Next Greater Permutation</text:span></text:p>
      <text:p text:style-name="P11"><text:span text:style-name="T5">link: </text:span><text:a xlink:type="simple" xlink:href="https://www.codingninjas.com/studio/problems/next-greater-permutation_6929564?utm_source=striver&amp;utm_medium=website&amp;utm_campaign=a_zcoursetuf" text:style-name="Internet_20_link" text:visited-style-name="Visited_20_Internet_20_Link"><text:span text:style-name="T5">https://www.codingninjas.com/studio/problems/next-greater-permutation_6929564?utm_source=striver&amp;utm_medium=website&amp;utm_campaign=a_zcoursetuf</text:span></text:a><text:span text:style-name="T5"> </text:span></text:p>
      <text:p text:style-name="P11"/>
      <text:p text:style-name="P11"/>
      <text:p text:style-name="P12">Brute :</text:p>
      <text:p text:style-name="P12">-generate all the permutations and find the existing sequence and find the the next one.</text:p>
      <text:p text:style-name="P12">-<text:span text:style-name="T13">time complexity : O(n! * n)</text:span></text:p>
      <text:p text:style-name="P13">better :</text:p>
      <text:p text:style-name="P13">-next_permuation() // for c++</text:p>
      <text:p text:style-name="P25"><text:span text:style-name="T14">vector</text:span><text:span text:style-name="T15">&lt;</text:span><text:span text:style-name="T17">int</text:span><text:span text:style-name="T15">&gt;</text:span> <text:span text:style-name="T14">nextGreaterPermutation</text:span><text:span text:style-name="T15">(</text:span><text:span text:style-name="T14">vector</text:span><text:span text:style-name="T15">&lt;</text:span><text:span text:style-name="T17">int</text:span><text:span text:style-name="T15">&gt;</text:span> <text:span text:style-name="T15">&amp;</text:span><text:span text:style-name="T14">a</text:span><text:span text:style-name="T15">)</text:span> <text:span text:style-name="T15">{</text:span></text:p>
      <text:p text:style-name="P24"><text:span text:style-name="T14"><text:tab/>next_permutation</text:span><text:span text:style-name="T15">(</text:span><text:span text:style-name="T14">a</text:span><text:span text:style-name="T15">.</text:span><text:span text:style-name="T14">begin</text:span><text:span text:style-name="T15">()</text:span> <text:span text:style-name="T15">,</text:span> <text:span text:style-name="T14">a</text:span><text:span text:style-name="T15">.</text:span><text:span text:style-name="T14">end</text:span><text:span text:style-name="T15">()</text:span> <text:span text:style-name="T15">)</text:span> <text:span text:style-name="T15">;</text:span></text:p>
      <text:p text:style-name="P24"><text:span text:style-name="T18"><text:tab/>return</text:span> <text:span text:style-name="T14">a</text:span><text:span text:style-name="T15">;</text:span></text:p>
      <text:p text:style-name="P34">}</text:p>
      <text:p text:style-name="P13"/>
      <text:p text:style-name="P13">optimal:</text:p>
      <text:p text:style-name="P13">-<text:span text:style-name="T19">find the longest prefix match by finding the breakpoint a[i] &gt; a[i+1] </text:span><text:span text:style-name="T20">from the last </text:span></text:p>
      <text:p text:style-name="P13">-<text:span text:style-name="T19">find the element that is greater than a[i] but smaller than all the elements past index I</text:span></text:p>
      <text:p text:style-name="P13">-<text:span text:style-name="T19">place the remaining elements after i in sorted order.</text:span></text:p>
      <text:p text:style-name="P25"><text:span text:style-name="T14">vector</text:span><text:span text:style-name="T15">&lt;</text:span><text:span text:style-name="T17">int</text:span><text:span text:style-name="T15">&gt;</text:span> <text:span text:style-name="T14">nextGreaterPermutation</text:span><text:span text:style-name="T15">(</text:span><text:span text:style-name="T14">vector</text:span><text:span text:style-name="T15">&lt;</text:span><text:span text:style-name="T17">int</text:span><text:span text:style-name="T15">&gt;</text:span> <text:span text:style-name="T15">&amp;</text:span><text:span text:style-name="T14">arr</text:span><text:span text:style-name="T15">)</text:span> <text:span text:style-name="T15">{</text:span></text:p>
      <text:p text:style-name="P24"><text:span text:style-name="T17">int</text:span> <text:span text:style-name="T14">n</text:span> <text:span text:style-name="T15">=</text:span> <text:span text:style-name="T14">arr</text:span><text:span text:style-name="T15">.</text:span><text:span text:style-name="T14">size</text:span><text:span text:style-name="T15">()</text:span> <text:span text:style-name="T15">;</text:span></text:p>
      <text:p text:style-name="P24"><text:span text:style-name="T17">int</text:span> <text:span text:style-name="T14">ind</text:span> <text:span text:style-name="T15">=</text:span> <text:span text:style-name="T15">-</text:span><text:span text:style-name="T21">1</text:span> <text:span text:style-name="T15">;</text:span> <text:span text:style-name="T22">// for finding the breakpoint</text:span></text:p>
      <text:p text:style-name="P24"><text:span text:style-name="T18">for</text:span><text:span text:style-name="T15">(</text:span><text:span text:style-name="T17">int</text:span> <text:span text:style-name="T14">i</text:span> <text:span text:style-name="T15">=</text:span> <text:span text:style-name="T14">n</text:span> <text:span text:style-name="T15">-</text:span> <text:span text:style-name="T21">2</text:span> <text:span text:style-name="T15">;</text:span> <text:span text:style-name="T14">i</text:span> <text:span text:style-name="T15">&gt;=</text:span> <text:span text:style-name="T21">0</text:span> <text:span text:style-name="T15">;</text:span> <text:span text:style-name="T14">i</text:span><text:span text:style-name="T15">--</text:span> <text:span text:style-name="T15">){</text:span></text:p>
      <text:p text:style-name="P24"><text:span text:style-name="T18">if</text:span><text:span text:style-name="T15">(</text:span><text:span text:style-name="T14">arr</text:span><text:span text:style-name="T15">[</text:span><text:span text:style-name="T14">i</text:span><text:span text:style-name="T15">]</text:span> <text:span text:style-name="T15">&lt;</text:span> <text:span text:style-name="T14">arr</text:span><text:span text:style-name="T15">[</text:span><text:span text:style-name="T14">i</text:span><text:span text:style-name="T15">+</text:span><text:span text:style-name="T21">1</text:span><text:span text:style-name="T15">]){</text:span></text:p>
      <text:p text:style-name="P24"><text:span text:style-name="T14">ind</text:span> <text:span text:style-name="T15">=</text:span> <text:span text:style-name="T14">i</text:span><text:span text:style-name="T15">;</text:span></text:p>
      <text:p text:style-name="P24"><text:soft-page-break/><text:span text:style-name="T18">break</text:span><text:span text:style-name="T15">;</text:span></text:p>
      <text:p text:style-name="P34">}</text:p>
      <text:p text:style-name="P24"><text:span text:style-name="T15">}</text:span><text:span text:style-name="T22">//O(n)</text:span></text:p>
      <text:p text:style-name="P24"><text:span text:style-name="T18">if</text:span><text:span text:style-name="T15">(</text:span><text:span text:style-name="T14">ind</text:span> <text:span text:style-name="T15">==</text:span> <text:span text:style-name="T15">-</text:span><text:span text:style-name="T21">1</text:span> <text:span text:style-name="T15">){</text:span></text:p>
      <text:p text:style-name="P24"><text:span text:style-name="T14">reverse</text:span><text:span text:style-name="T15">(</text:span><text:span text:style-name="T14">arr</text:span><text:span text:style-name="T15">.</text:span><text:span text:style-name="T14">begin</text:span><text:span text:style-name="T15">()</text:span> <text:span text:style-name="T15">,</text:span> <text:span text:style-name="T14">arr</text:span><text:span text:style-name="T15">.</text:span><text:span text:style-name="T14">end</text:span><text:span text:style-name="T15">()</text:span> <text:span text:style-name="T15">)</text:span> <text:span text:style-name="T15">;</text:span></text:p>
      <text:p text:style-name="P24"><text:span text:style-name="T18">return</text:span> <text:span text:style-name="T14">arr</text:span> <text:span text:style-name="T15">;</text:span></text:p>
      <text:p text:style-name="P34">}</text:p>
      <text:p text:style-name="P38">//O(n)</text:p>
      <text:p text:style-name="P38">//finding the element that is greater than the arr[ind]</text:p>
      <text:p text:style-name="P24"><text:span text:style-name="T18">for</text:span><text:span text:style-name="T15">(</text:span><text:span text:style-name="T17">int</text:span> <text:span text:style-name="T14">i</text:span> <text:span text:style-name="T15">=</text:span> <text:span text:style-name="T14">n</text:span> <text:span text:style-name="T15">-</text:span> <text:span text:style-name="T21">1</text:span> <text:span text:style-name="T15">;</text:span><text:span text:style-name="T14">i</text:span> <text:span text:style-name="T15">&gt;</text:span> <text:span text:style-name="T14">ind</text:span> <text:span text:style-name="T15">;</text:span><text:span text:style-name="T14">i</text:span><text:span text:style-name="T15">--</text:span> <text:span text:style-name="T15">){</text:span></text:p>
      <text:p text:style-name="P24"><text:span text:style-name="T18">if</text:span><text:span text:style-name="T15">(</text:span><text:span text:style-name="T14">arr</text:span><text:span text:style-name="T15">[</text:span><text:span text:style-name="T14">i</text:span><text:span text:style-name="T15">]</text:span> <text:span text:style-name="T15">&gt;</text:span> <text:span text:style-name="T14">arr</text:span><text:span text:style-name="T15">[</text:span><text:span text:style-name="T14">ind</text:span><text:span text:style-name="T15">]){</text:span></text:p>
      <text:p text:style-name="P24"><text:span text:style-name="T14">swap</text:span><text:span text:style-name="T15">(</text:span><text:span text:style-name="T14">arr</text:span><text:span text:style-name="T15">[</text:span><text:span text:style-name="T14">i</text:span><text:span text:style-name="T15">]</text:span> <text:span text:style-name="T15">,</text:span> <text:span text:style-name="T14">arr</text:span><text:span text:style-name="T15">[</text:span><text:span text:style-name="T14">ind</text:span><text:span text:style-name="T15">])</text:span> <text:span text:style-name="T15">;</text:span></text:p>
      <text:p text:style-name="P24"><text:span text:style-name="T18">break</text:span><text:span text:style-name="T15">;</text:span> </text:p>
      <text:p text:style-name="P34">}</text:p>
      <text:p text:style-name="P34">}</text:p>
      <text:p text:style-name="P24"><text:span text:style-name="T14">reverse</text:span><text:span text:style-name="T15">(</text:span><text:span text:style-name="T14">arr</text:span><text:span text:style-name="T15">.</text:span><text:span text:style-name="T14">begin</text:span><text:span text:style-name="T15">()</text:span> <text:span text:style-name="T15">+</text:span> <text:span text:style-name="T14">ind</text:span> <text:span text:style-name="T15">+</text:span> <text:span text:style-name="T21">1</text:span> <text:span text:style-name="T15">,</text:span> <text:span text:style-name="T14">arr</text:span><text:span text:style-name="T15">.</text:span><text:span text:style-name="T14">end</text:span><text:span text:style-name="T15">())</text:span> <text:span text:style-name="T15">;</text:span> <text:span text:style-name="T22">// +1 is added because the array is based on zero based indexing</text:span></text:p>
      <text:p text:style-name="P24"><text:span text:style-name="T18">return</text:span> <text:span text:style-name="T14">arr</text:span> <text:span text:style-name="T15">;</text:span></text:p>
      <text:p text:style-name="P34">}</text:p>
      <text:p text:style-name="P34"/>
      <text:p text:style-name="P35">O(3n)</text:p>
      <text:p text:style-name="P35"/>
      <text:p text:style-name="P36"/>
      <text:p text:style-name="P36"/>
      <text:p text:style-name="P36">5.Kadane’s algorithm</text:p>
      <text:p text:style-name="P13"/>
      <text:p text:style-name="P14">find the maximum subarray </text:p>
      <text:p text:style-name="P14">brute : use the three loop </text:p>
      <text:p text:style-name="P15">code :</text:p>
      <text:p text:style-name="P26"><text:span text:style-name="T18">#include</text:span> <text:span text:style-name="T18">&lt;</text:span><text:span text:style-name="T23">bits/stdc++.h</text:span><text:span text:style-name="T18">&gt;</text:span> </text:p>
      <text:p text:style-name="P24"><text:span text:style-name="T18">long</text:span> <text:span text:style-name="T18">long</text:span> <text:span text:style-name="T14">maxSubarraySum</text:span><text:span text:style-name="T15">(</text:span><text:span text:style-name="T17">int</text:span> <text:span text:style-name="T14">arr</text:span><text:span text:style-name="T15">[],</text:span> <text:span text:style-name="T17">int</text:span> <text:span text:style-name="T14">n</text:span><text:span text:style-name="T15">)</text:span></text:p>
      <text:p text:style-name="P34">{</text:p>
      <text:p text:style-name="P24"><text:span text:style-name="T18">long</text:span> <text:span text:style-name="T18">long</text:span> <text:span text:style-name="T14">ans</text:span> <text:span text:style-name="T15">=</text:span> <text:span text:style-name="T21">0</text:span> <text:span text:style-name="T15">;</text:span></text:p>
      <text:p text:style-name="P24"><text:span text:style-name="T18">for</text:span> <text:span text:style-name="T15">(</text:span><text:span text:style-name="T17">int</text:span> <text:span text:style-name="T14">i</text:span> <text:span text:style-name="T15">=</text:span> <text:span text:style-name="T21">0</text:span><text:span text:style-name="T15">;</text:span> <text:span text:style-name="T14">i</text:span> <text:span text:style-name="T15">&lt;</text:span> <text:span text:style-name="T14">n</text:span><text:span text:style-name="T15">;</text:span> <text:span text:style-name="T14">i</text:span><text:span text:style-name="T15">++)</text:span> <text:span text:style-name="T15">{</text:span></text:p>
      <text:p text:style-name="P24"><text:span text:style-name="T18">for</text:span><text:span text:style-name="T15">(</text:span><text:span text:style-name="T17">int</text:span> <text:span text:style-name="T14">j</text:span> <text:span text:style-name="T15">=</text:span> <text:span text:style-name="T14">i</text:span> <text:span text:style-name="T15">;</text:span> <text:span text:style-name="T14">j</text:span> <text:span text:style-name="T15">&lt;</text:span> <text:span text:style-name="T14">n</text:span> <text:span text:style-name="T15">;</text:span> <text:span text:style-name="T14">j</text:span><text:span text:style-name="T15">++</text:span> <text:span text:style-name="T15">){</text:span></text:p>
      <text:p text:style-name="P24"><text:span text:style-name="T18">long</text:span> <text:span text:style-name="T18">long</text:span> <text:span text:style-name="T14">smallAns</text:span> <text:span text:style-name="T15">=</text:span> <text:span text:style-name="T21">0</text:span> <text:span text:style-name="T15">;</text:span></text:p>
      <text:p text:style-name="P24"><text:span text:style-name="T18">for</text:span><text:span text:style-name="T15">(</text:span><text:span text:style-name="T17">int</text:span> <text:span text:style-name="T14">k</text:span> <text:span text:style-name="T15">=</text:span> <text:span text:style-name="T14">i</text:span> <text:span text:style-name="T15">;</text:span> <text:span text:style-name="T14">k</text:span> <text:span text:style-name="T15">&lt;</text:span> <text:span text:style-name="T14">j</text:span> <text:span text:style-name="T15">;</text:span> <text:span text:style-name="T14">k</text:span><text:span text:style-name="T15">++</text:span> <text:span text:style-name="T15">){</text:span></text:p>
      <text:p text:style-name="P24"><text:span text:style-name="T14">smallAns</text:span> <text:span text:style-name="T15">+=</text:span> <text:span text:style-name="T14">arr</text:span><text:span text:style-name="T15">[</text:span><text:span text:style-name="T14">k</text:span><text:span text:style-name="T15">]</text:span> <text:span text:style-name="T15">;</text:span></text:p>
      <text:p text:style-name="P34">}</text:p>
      <text:p text:style-name="P24"><text:span text:style-name="T14">ans</text:span> <text:span text:style-name="T15">=</text:span> <text:span text:style-name="T14">max</text:span><text:span text:style-name="T15">(</text:span><text:span text:style-name="T14">ans</text:span> <text:span text:style-name="T15">,</text:span> <text:span text:style-name="T14">smallAns</text:span><text:span text:style-name="T15">)</text:span> <text:span text:style-name="T15">;</text:span></text:p>
      <text:p text:style-name="P34">}</text:p>
      <text:p text:style-name="P34">}</text:p>
      <text:p text:style-name="P24"><text:span text:style-name="T18">return</text:span> <text:span text:style-name="T14">ans</text:span> <text:span text:style-name="T15">;</text:span></text:p>
      <text:p text:style-name="P34">}</text:p>
      <text:p text:style-name="P15"/>
      <text:p text:style-name="P15">better : two loops</text:p>
      <text:p text:style-name="P26"><text:span text:style-name="T18">#include</text:span> <text:span text:style-name="T18">&lt;</text:span><text:span text:style-name="T23">bits/stdc++.h</text:span><text:span text:style-name="T18">&gt;</text:span> </text:p>
      <text:p text:style-name="P24"><text:span text:style-name="T18">long</text:span> <text:span text:style-name="T18">long</text:span> <text:span text:style-name="T14">maxSubarraySum</text:span><text:span text:style-name="T15">(</text:span><text:span text:style-name="T17">int</text:span> <text:span text:style-name="T14">arr</text:span><text:span text:style-name="T15">[],</text:span> <text:span text:style-name="T17">int</text:span> <text:span text:style-name="T14">n</text:span><text:span text:style-name="T15">)</text:span></text:p>
      <text:p text:style-name="P34"><text:soft-page-break/>{</text:p>
      <text:p text:style-name="P24"><text:span text:style-name="T18">long</text:span> <text:span text:style-name="T18">long</text:span> <text:span text:style-name="T14">ans</text:span> <text:span text:style-name="T15">=</text:span> <text:span text:style-name="T21">0</text:span> <text:span text:style-name="T15">;</text:span></text:p>
      <text:p text:style-name="P24"><text:span text:style-name="T18">for</text:span> <text:span text:style-name="T15">(</text:span><text:span text:style-name="T17">int</text:span> <text:span text:style-name="T14">i</text:span> <text:span text:style-name="T15">=</text:span> <text:span text:style-name="T21">0</text:span><text:span text:style-name="T15">;</text:span> <text:span text:style-name="T14">i</text:span> <text:span text:style-name="T15">&lt;</text:span> <text:span text:style-name="T14">n</text:span><text:span text:style-name="T15">;</text:span> <text:span text:style-name="T14">i</text:span><text:span text:style-name="T15">++)</text:span> <text:span text:style-name="T15">{</text:span></text:p>
      <text:p text:style-name="P24"><text:span text:style-name="T18">long</text:span> <text:span text:style-name="T18">long</text:span> <text:span text:style-name="T14">smallAns</text:span> <text:span text:style-name="T15">=</text:span> <text:span text:style-name="T21">0</text:span> <text:span text:style-name="T15">;</text:span></text:p>
      <text:p text:style-name="P24"><text:span text:style-name="T18">for</text:span><text:span text:style-name="T15">(</text:span><text:span text:style-name="T17">int</text:span> <text:span text:style-name="T14">j</text:span> <text:span text:style-name="T15">=</text:span> <text:span text:style-name="T14">i</text:span> <text:span text:style-name="T15">;</text:span> <text:span text:style-name="T14">j</text:span> <text:span text:style-name="T15">&lt;</text:span> <text:span text:style-name="T14">n</text:span> <text:span text:style-name="T15">;</text:span> <text:span text:style-name="T14">j</text:span><text:span text:style-name="T15">++</text:span> <text:span text:style-name="T15">){</text:span></text:p>
      <text:p text:style-name="P24"><text:span text:style-name="T14">smallAns</text:span> <text:span text:style-name="T15">+=</text:span> <text:span text:style-name="T14">arr</text:span><text:span text:style-name="T15">[</text:span><text:span text:style-name="T14">j</text:span><text:span text:style-name="T15">]</text:span> <text:span text:style-name="T15">;</text:span></text:p>
      <text:p text:style-name="P34">}</text:p>
      <text:p text:style-name="P24"><text:span text:style-name="T14">ans</text:span> <text:span text:style-name="T15">=</text:span> <text:span text:style-name="T14">max</text:span><text:span text:style-name="T15">(</text:span><text:span text:style-name="T14">ans</text:span> <text:span text:style-name="T15">,</text:span> <text:span text:style-name="T14">smallAns</text:span><text:span text:style-name="T15">)</text:span> <text:span text:style-name="T15">;</text:span></text:p>
      <text:p text:style-name="P34">}</text:p>
      <text:p text:style-name="P24"><text:span text:style-name="T18">return</text:span> <text:span text:style-name="T14">ans</text:span> <text:span text:style-name="T15">;</text:span></text:p>
      <text:p text:style-name="P34">}</text:p>
      <text:p text:style-name="P15"/>
      <text:p text:style-name="P15"/>
      <text:p text:style-name="P15">optimal : </text:p>
      <text:p text:style-name="P15">kadane’s algorithm</text:p>
      <text:p text:style-name="P15">-keep adding till we get resultant as negative then replace the value back to zero.</text:p>
      <text:p text:style-name="P15">- <text:span text:style-name="T24">keep two variables sum and max</text:span></text:p>
      <text:p text:style-name="P15"/>
      <text:p text:style-name="P15"/>
      <text:p text:style-name="P16">6.sort the array of 0’s , 1’s and 2’s </text:p>
      <text:p text:style-name="P16">brute : use the sort array function</text:p>
      <text:p text:style-name="P16">better : keep a count of number of zeros , ones and twos</text:p>
      <text:p text:style-name="P17">code :</text:p>
      <text:p text:style-name="P27"><text:span text:style-name="T18">#include</text:span> <text:span text:style-name="T18">&lt;</text:span><text:span text:style-name="T23">bits/stdc++.h</text:span><text:span text:style-name="T18">&gt;</text:span> </text:p>
      <text:p text:style-name="P41"/>
      <text:p text:style-name="P24"><text:span text:style-name="T17">void</text:span> <text:span text:style-name="T14">sort012</text:span><text:span text:style-name="T15">(</text:span><text:span text:style-name="T17">int</text:span> <text:span text:style-name="T15">*</text:span><text:span text:style-name="T14">arr</text:span><text:span text:style-name="T15">,</text:span> <text:span text:style-name="T17">int</text:span> <text:span text:style-name="T14">n</text:span><text:span text:style-name="T15">)</text:span></text:p>
      <text:p text:style-name="P34">{</text:p>
      <text:p text:style-name="P24"><text:span text:style-name="T17">int</text:span> <text:span text:style-name="T14">zero</text:span> <text:span text:style-name="T15">=</text:span> <text:span text:style-name="T21">0</text:span> <text:span text:style-name="T15">;</text:span></text:p>
      <text:p text:style-name="P24"><text:span text:style-name="T17">int</text:span> <text:span text:style-name="T14">one</text:span> <text:span text:style-name="T15">=</text:span> <text:span text:style-name="T21">0</text:span> <text:span text:style-name="T15">;</text:span></text:p>
      <text:p text:style-name="P24"><text:span text:style-name="T17">int</text:span> <text:span text:style-name="T14">two</text:span> <text:span text:style-name="T15">=</text:span> <text:span text:style-name="T21">0</text:span> <text:span text:style-name="T15">;</text:span></text:p>
      <text:p text:style-name="P24"><text:span text:style-name="T18">for</text:span><text:span text:style-name="T15">(</text:span><text:span text:style-name="T17">int</text:span> <text:span text:style-name="T14">i</text:span> <text:span text:style-name="T15">=</text:span> <text:span text:style-name="T21">0</text:span> <text:span text:style-name="T15">;</text:span> <text:span text:style-name="T14">i</text:span> <text:span text:style-name="T15">&lt;</text:span> <text:span text:style-name="T14">n</text:span> <text:span text:style-name="T15">;</text:span> <text:span text:style-name="T14">i</text:span><text:span text:style-name="T15">++</text:span> <text:span text:style-name="T15">){</text:span></text:p>
      <text:p text:style-name="P24"><text:span text:style-name="T18">if</text:span><text:span text:style-name="T15">(</text:span><text:span text:style-name="T14">arr</text:span><text:span text:style-name="T15">[</text:span><text:span text:style-name="T14">i</text:span><text:span text:style-name="T15">]</text:span> <text:span text:style-name="T15">==</text:span> <text:span text:style-name="T21">0</text:span> <text:span text:style-name="T15">){</text:span></text:p>
      <text:p text:style-name="P24"><text:span text:style-name="T14">zero</text:span><text:span text:style-name="T15">++</text:span> <text:span text:style-name="T15">;</text:span></text:p>
      <text:p text:style-name="P34">}</text:p>
      <text:p text:style-name="P24"><text:span text:style-name="T18">if</text:span><text:span text:style-name="T15">(</text:span><text:span text:style-name="T14">arr</text:span><text:span text:style-name="T15">[</text:span><text:span text:style-name="T14">i</text:span><text:span text:style-name="T15">]</text:span> <text:span text:style-name="T15">==</text:span> <text:span text:style-name="T21">1</text:span> <text:span text:style-name="T15">){</text:span></text:p>
      <text:p text:style-name="P24"><text:span text:style-name="T14">one</text:span><text:span text:style-name="T15">++</text:span> <text:span text:style-name="T15">;</text:span></text:p>
      <text:p text:style-name="P34">}</text:p>
      <text:p text:style-name="P24"><text:span text:style-name="T18">if</text:span><text:span text:style-name="T15">(</text:span><text:span text:style-name="T14">arr</text:span><text:span text:style-name="T15">[</text:span><text:span text:style-name="T14">i</text:span><text:span text:style-name="T15">]</text:span> <text:span text:style-name="T15">==</text:span> <text:span text:style-name="T21">2</text:span> <text:span text:style-name="T15">){</text:span></text:p>
      <text:p text:style-name="P24"><text:span text:style-name="T14">two</text:span><text:span text:style-name="T15">++</text:span> <text:span text:style-name="T15">;</text:span></text:p>
      <text:p text:style-name="P34">}</text:p>
      <text:p text:style-name="P34">}</text:p>
      <text:p text:style-name="P42"/>
      <text:p text:style-name="P24"><text:span text:style-name="T18">for</text:span><text:span text:style-name="T15">(</text:span><text:span text:style-name="T17">int</text:span> <text:span text:style-name="T14">i</text:span> <text:span text:style-name="T15">=</text:span> <text:span text:style-name="T21">0</text:span> <text:span text:style-name="T15">;</text:span> <text:span text:style-name="T14">i</text:span> <text:span text:style-name="T15">&lt;</text:span> <text:span text:style-name="T14">zero</text:span> <text:span text:style-name="T15">;</text:span> <text:span text:style-name="T14">i</text:span><text:span text:style-name="T15">++){</text:span></text:p>
      <text:p text:style-name="P24"><text:span text:style-name="T14">arr</text:span><text:span text:style-name="T15">[</text:span><text:span text:style-name="T14">i</text:span><text:span text:style-name="T15">]</text:span> <text:span text:style-name="T15">=</text:span> <text:span text:style-name="T21">0</text:span> <text:span text:style-name="T15">;</text:span></text:p>
      <text:p text:style-name="P34">}</text:p>
      <text:p text:style-name="P24"><text:span text:style-name="T18">for</text:span><text:span text:style-name="T15">(</text:span><text:span text:style-name="T17">int</text:span> <text:span text:style-name="T14">i</text:span> <text:span text:style-name="T15">=</text:span> <text:span text:style-name="T14">zero</text:span> <text:span text:style-name="T15">;</text:span> <text:span text:style-name="T14">i</text:span> <text:span text:style-name="T15">&lt;</text:span> <text:span text:style-name="T14">zero</text:span> <text:span text:style-name="T15">+</text:span> <text:span text:style-name="T14">one</text:span> <text:span text:style-name="T15">;</text:span> <text:span text:style-name="T14">i</text:span><text:span text:style-name="T15">++){</text:span></text:p>
      <text:p text:style-name="P24"><text:span text:style-name="T14">arr</text:span><text:span text:style-name="T15">[</text:span><text:span text:style-name="T14">i</text:span><text:span text:style-name="T15">]</text:span> <text:span text:style-name="T15">=</text:span> <text:span text:style-name="T21">1</text:span> <text:span text:style-name="T15">;</text:span></text:p>
      <text:p text:style-name="P24"><text:soft-page-break/><text:span text:style-name="T15">}</text:span> </text:p>
      <text:p text:style-name="P24"><text:span text:style-name="T18">for</text:span><text:span text:style-name="T15">(</text:span><text:span text:style-name="T17">int</text:span> <text:span text:style-name="T14">i</text:span> <text:span text:style-name="T15">=</text:span> <text:span text:style-name="T14">zero</text:span> <text:span text:style-name="T15">+</text:span> <text:span text:style-name="T14">one</text:span> <text:span text:style-name="T15">;</text:span> <text:span text:style-name="T14">i</text:span> <text:span text:style-name="T15">&lt;</text:span> <text:span text:style-name="T14">zero</text:span> <text:span text:style-name="T15">+</text:span> <text:span text:style-name="T14">one</text:span> <text:span text:style-name="T15">+</text:span> <text:span text:style-name="T14">two</text:span> <text:span text:style-name="T15">;</text:span> <text:span text:style-name="T14">i</text:span><text:span text:style-name="T15">++){</text:span></text:p>
      <text:p text:style-name="P24"><text:span text:style-name="T14">arr</text:span><text:span text:style-name="T15">[</text:span><text:span text:style-name="T14">i</text:span><text:span text:style-name="T15">]</text:span> <text:span text:style-name="T15">=</text:span> <text:span text:style-name="T21">2</text:span> <text:span text:style-name="T15">;</text:span></text:p>
      <text:p text:style-name="P24"><text:span text:style-name="T15">}</text:span> </text:p>
      <text:p text:style-name="P34">}</text:p>
      <text:p text:style-name="P17"/>
      <text:p text:style-name="P16">optimal : </text:p>
      <text:p text:style-name="P17">Dutch national flag algorithm</text:p>
      <text:p text:style-name="P18">intution : </text:p>
      <text:p text:style-name="P18">0 – low -1 =&gt; 0</text:p>
      <text:p text:style-name="P18">low – mid – 1 =&gt; 1 </text:p>
      <text:p text:style-name="P18">high + 1 – n -1 =&gt; 2</text:p>
      <text:p text:style-name="P18"/>
      <text:p text:style-name="P18">mid – high =&gt; unsorted <text:span text:style-name="T25">part </text:span></text:p>
      <text:p text:style-name="P18"/>
      <text:p text:style-name="P19">algorithm :</text:p>
      <text:p text:style-name="P19">- initially mark low = 0 , mid = 1 , high = n -1</text:p>
      <text:p text:style-name="P28"><text:span text:style-name="T18">#include</text:span> <text:span text:style-name="T18">&lt;</text:span><text:span text:style-name="T23">bits/stdc++.h</text:span><text:span text:style-name="T18">&gt;</text:span> </text:p>
      <text:p text:style-name="P41"/>
      <text:p text:style-name="P24"><text:span text:style-name="T17">void</text:span> <text:span text:style-name="T14">sort012</text:span><text:span text:style-name="T15">(</text:span><text:span text:style-name="T17">int</text:span> <text:span text:style-name="T15">*</text:span><text:span text:style-name="T14">arr</text:span><text:span text:style-name="T15">,</text:span> <text:span text:style-name="T17">int</text:span> <text:span text:style-name="T14">n</text:span><text:span text:style-name="T15">)</text:span></text:p>
      <text:p text:style-name="P34">{</text:p>
      <text:p text:style-name="P24"><text:span text:style-name="T17">int</text:span> <text:span text:style-name="T14">low</text:span> <text:span text:style-name="T15">=</text:span> <text:span text:style-name="T21">0</text:span> <text:span text:style-name="T15">;</text:span></text:p>
      <text:p text:style-name="P24"><text:span text:style-name="T17">int</text:span> <text:span text:style-name="T14">mid</text:span> <text:span text:style-name="T15">=</text:span> <text:span text:style-name="T21">0</text:span> <text:span text:style-name="T15">;</text:span></text:p>
      <text:p text:style-name="P24"><text:span text:style-name="T17">int</text:span> <text:span text:style-name="T14">high</text:span> <text:span text:style-name="T15">=</text:span> <text:span text:style-name="T14">n</text:span> <text:span text:style-name="T15">-</text:span><text:span text:style-name="T21">1</text:span> <text:span text:style-name="T15">;</text:span></text:p>
      <text:p text:style-name="P24"><text:span text:style-name="T18">while</text:span><text:span text:style-name="T15">(</text:span><text:span text:style-name="T14">mid</text:span> <text:span text:style-name="T15">&lt;=</text:span> <text:span text:style-name="T14">high</text:span> <text:span text:style-name="T15">){</text:span></text:p>
      <text:p text:style-name="P24"><text:span text:style-name="T18">if</text:span><text:span text:style-name="T15">(</text:span><text:span text:style-name="T14">arr</text:span><text:span text:style-name="T15">[</text:span><text:span text:style-name="T14">mid</text:span><text:span text:style-name="T15">]</text:span> <text:span text:style-name="T15">==</text:span> <text:span text:style-name="T21">0</text:span><text:span text:style-name="T15">){</text:span></text:p>
      <text:p text:style-name="P24"><text:span text:style-name="T14">swap</text:span><text:span text:style-name="T15">(</text:span><text:span text:style-name="T14">arr</text:span><text:span text:style-name="T15">[</text:span><text:span text:style-name="T14">mid</text:span><text:span text:style-name="T15">]</text:span> <text:span text:style-name="T15">,</text:span> <text:span text:style-name="T14">arr</text:span><text:span text:style-name="T15">[</text:span><text:span text:style-name="T14">low</text:span><text:span text:style-name="T15">])</text:span> <text:span text:style-name="T15">;</text:span></text:p>
      <text:p text:style-name="P24"><text:span text:style-name="T14">low</text:span><text:span text:style-name="T15">++</text:span> <text:span text:style-name="T15">;</text:span></text:p>
      <text:p text:style-name="P24"><text:span text:style-name="T14">mid</text:span><text:span text:style-name="T15">++</text:span> <text:span text:style-name="T15">;</text:span></text:p>
      <text:p text:style-name="P34">}</text:p>
      <text:p text:style-name="P24"><text:span text:style-name="T18">else</text:span> <text:span text:style-name="T18">if</text:span><text:span text:style-name="T15">(</text:span><text:span text:style-name="T14">arr</text:span><text:span text:style-name="T15">[</text:span><text:span text:style-name="T14">mid</text:span><text:span text:style-name="T15">]</text:span> <text:span text:style-name="T15">==</text:span> <text:span text:style-name="T21">1</text:span> <text:span text:style-name="T15">){</text:span></text:p>
      <text:p text:style-name="P24"><text:span text:style-name="T14">mid</text:span><text:span text:style-name="T15">++</text:span> <text:span text:style-name="T15">;</text:span></text:p>
      <text:p text:style-name="P34">}</text:p>
      <text:p text:style-name="P24"><text:span text:style-name="T18">else</text:span> <text:span text:style-name="T18">if</text:span><text:span text:style-name="T15">(</text:span><text:span text:style-name="T14">arr</text:span><text:span text:style-name="T15">[</text:span><text:span text:style-name="T14">mid</text:span><text:span text:style-name="T15">]</text:span> <text:span text:style-name="T15">==</text:span> <text:span text:style-name="T21">2</text:span> <text:span text:style-name="T15">){</text:span></text:p>
      <text:p text:style-name="P24"><text:span text:style-name="T14">swap</text:span><text:span text:style-name="T15">(</text:span><text:span text:style-name="T14">arr</text:span><text:span text:style-name="T15">[</text:span><text:span text:style-name="T14">mid</text:span><text:span text:style-name="T15">]</text:span> <text:span text:style-name="T15">,</text:span> <text:span text:style-name="T14">arr</text:span><text:span text:style-name="T15">[</text:span><text:span text:style-name="T14">high</text:span><text:span text:style-name="T15">]);</text:span></text:p>
      <text:p text:style-name="P24"><text:span text:style-name="T14">high</text:span><text:span text:style-name="T15">--;</text:span></text:p>
      <text:p text:style-name="P34">}</text:p>
      <text:p text:style-name="P34">}</text:p>
      <text:p text:style-name="P34">}</text:p>
      <text:p text:style-name="P37"/>
      <text:p text:style-name="P37"/>
      <text:p text:style-name="P37"/>
      <text:p text:style-name="P39"><text:span text:style-name="T16">7.</text:span><text:span text:style-name="T6">Best time to buy and sell stock</text:span></text:p>
      <text:p text:style-name="P43">we can only buy or sell one time!</text:p>
      <text:p text:style-name="P44"/>
      <text:p text:style-name="P40"><text:span text:style-name="T5">- </text:span><text:span text:style-name="T8">if we are buying and selling on the same day then it does not make any sense</text:span></text:p>
      <text:p text:style-name="P45">-if we are selling on a particular day than we need to buy it on the day when it is minimum</text:p>
      <text:p text:style-name="P40"><text:span text:style-name="T8">-</text:span><text:span text:style-name="T9">keep a track of minimum</text:span></text:p>
      <text:p text:style-name="P46"><text:soft-page-break/>-update the minimum after every interation</text:p>
      <text:p text:style-name="P46">-also calculate the profit after every traversal</text:p>
      <text:p text:style-name="P37"/>
      <text:p text:style-name="P37"/>
      <text:p text:style-name="P20">8. Rotate matrix by 90*</text:p>
      <text:p text:style-name="P20"><text:s/>brute → </text:p>
      <text:p text:style-name="P20">- use a spare matrix</text:p>
      <text:p text:style-name="P20">- <text:s/>[i][j] → [j][n-i-1]</text:p>
      <text:p text:style-name="P20">-<text:span text:style-name="T26">time complexity : O(n2)</text:span></text:p>
      <text:p text:style-name="P20">-<text:span text:style-name="T26">space complexity : O(n2)</text:span></text:p>
      <text:p text:style-name="P21">optimal → </text:p>
      <text:p text:style-name="P21"/>
      <text:p text:style-name="P47">8. merge overlapping subintervals</text:p>
      <text:p text:style-name="P47">- <text:span text:style-name="T27">make a 2d vector</text:span></text:p>
      <text:p text:style-name="P47">-<text:span text:style-name="T27">try a for loop 0 → n </text:span></text:p>
      <text:p text:style-name="P47">- <text:span text:style-name="T27">if the vector is empty then push back the arr[i]</text:span></text:p>
      <text:p text:style-name="P47">-<text:span text:style-name="T27">if the last element of the ans vector’s 1</text:span><text:span text:style-name="T28">st</text:span><text:span text:style-name="T27"> index is smaller than the 0</text:span><text:span text:style-name="T28">th</text:span><text:span text:style-name="T27"> index of arr[i] then push back the arr[i] : the elements are not overlapping </text:span></text:p>
      <text:p text:style-name="P47"><text:tab/><text:span text:style-name="T27">if(ans.back()[1] &lt; arr[i][0]</text:span></text:p>
      <text:p text:style-name="P47"/>
      <text:p text:style-name="P47"/>
      <text:p text:style-name="P47">- <text:span text:style-name="T27">now the case becomes of elements getting overlapped</text:span></text:p>
      <text:p text:style-name="P47"><text:tab/>- <text:span text:style-name="T27">ans.back()[1] = max(ans.back()[1] , arr[i][</text:span><text:span text:style-name="T30">1</text:span><text:span text:style-name="T27">] </text:span><text:span text:style-name="T30">)</text:span></text:p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Droid Sans Mono1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1:04:04.017880236</meta:creation-date>
    <dc:date>2023-08-11T11:45:10.446553568</dc:date>
    <meta:editing-duration>PT4H30M59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6" meta:paragraph-count="206" meta:word-count="1117" meta:character-count="5597" meta:non-whitespace-character-count="4635"/>
  </office:meta>
</office:document-meta>
</file>